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text:list-style style:name="l1047ac">
      <text:list-level-style-number style:num-format="1" style:num-suffix="." text:level="1" text:style-name="Numbering_20_Symbols">
        <style:list-level-properties text:min-label-width="0.499cm"/>
        <style:text-properties style:font-name="Tahoma" text:display="true"/>
      </text:list-level-style-number>
      <text:list-level-style-number style:num-format="1" style:num-suffix="." text:level="2" text:style-name="Numbering_20_Symbols">
        <style:list-level-properties text:min-label-width="0.499cm" text:space-before="0.501cm"/>
        <style:text-properties style:font-name="Tahoma" text:display="true"/>
      </text:list-level-style-number>
      <text:list-level-style-number style:num-format="1" style:num-suffix="." text:level="3" text:style-name="Numbering_20_Symbols">
        <style:list-level-properties text:min-label-width="0.499cm" text:space-before="1cm"/>
        <style:text-properties style:font-name="Tahoma" text:display="true"/>
      </text:list-level-style-number>
      <text:list-level-style-number style:num-format="1" style:num-suffix="." text:level="4" text:style-name="Numbering_20_Symbols">
        <style:list-level-properties text:min-label-width="0.499cm" text:space-before="1.501cm"/>
        <style:text-properties style:font-name="Tahoma" text:display="true"/>
      </text:list-level-style-number>
      <text:list-level-style-number style:num-format="1" style:num-suffix="." text:level="5" text:style-name="Numbering_20_Symbols">
        <style:list-level-properties text:min-label-width="0.499cm" text:space-before="2cm"/>
        <style:text-properties style:font-name="Tahoma" text:display="true"/>
      </text:list-level-style-number>
      <text:list-level-style-number style:num-format="1" style:num-suffix="." text:level="6" text:style-name="Numbering_20_Symbols">
        <style:list-level-properties text:min-label-width="0.499cm" text:space-before="2.501cm"/>
        <style:text-properties style:font-name="Tahoma" text:display="true"/>
      </text:list-level-style-number>
      <text:list-level-style-number style:num-format="1" style:num-suffix="." text:level="7" text:style-name="Numbering_20_Symbols">
        <style:list-level-properties text:min-label-width="0.499cm" text:space-before="3.001cm"/>
        <style:text-properties style:font-name="Tahoma" text:display="true"/>
      </text:list-level-style-number>
      <text:list-level-style-number style:num-format="1" style:num-suffix="." text:level="8" text:style-name="Numbering_20_Symbols">
        <style:list-level-properties text:min-label-width="0.499cm" text:space-before="3.502cm"/>
        <style:text-properties style:font-name="Tahoma" text:display="true"/>
      </text:list-level-style-number>
      <text:list-level-style-number style:num-format="1" style:num-suffix="." text:level="9" text:style-name="Numbering_20_Symbols">
        <style:list-level-properties text:min-label-width="0.499cm" text:space-before="4.001cm"/>
        <style:text-properties style:font-name="Tahoma" text:display="true"/>
      </text:list-level-style-number>
      <text:list-level-style-number style:num-format="1" style:num-suffix="." text:level="10" text:style-name="Numbering_20_Symbols">
        <style:list-level-properties text:min-label-width="0.499cm" text:space-before="4.502cm"/>
        <style:text-properties style:font-name="Tahoma" text:display="true"/>
      </text:list-level-style-number>
    </text:list-style>
    <style:style style:family="paragraph" style:list-style-name="l1047ac" style:name="a42368d" style:parent-style-name="Default_20_Text"/>
    <style:style style:display-name="Default_20_Text" style:family="paragraph" style:name="Default_20_Text"/>
    <text:list-style style:name="l8f9e8e">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8f9e8e" style:name="abdc6e4" style:parent-style-name="Default_20_Text"/>
    <style:style style:display-name="Default_20_Text" style:family="paragraph" style:name="Default_20_Text"/>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047ac" xml:id="list29496517">
        <text:list-header>
          <text:p>Numbered list</text:p>
        </text:list-header>
        <text:list-item>
          <text:p text:style-name="a42368d">Polozka 1</text:p>
        </text:list-item>
        <text:list-item>
          <text:p text:style-name="a42368d">Polozka 2</text:p>
        </text:list-item>
        <text:list-item>
          <text:p text:style-name="a42368d">Polozka 3</text:p>
          <text:list text:style-name="l8f9e8e" xml:id="list82564791">
            <text:list-item>
              <text:p text:style-name="abdc6e4">Polozka 1</text:p>
            </text:list-item>
            <text:list-item>
              <text:p text:style-name="abdc6e4">Polozka 2</text:p>
            </text:list-item>
            <text:list-item>
              <text:p text:style-name="abdc6e4">Polozka 3</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n5ver</dc:creator>
    <dc:date>2017-03-19T17:38:35</dc:date>
    <meta:editing-cycles>1</meta:editing-cycles>
    <meta:editing-duration>PT0.587S</meta:editing-duration>
    <meta:initial-creator>n5ver</meta:initial-creator>
    <meta:creation-date>2017-03-19T17:38:35</meta:creation-date>
    <dc:language>cs</dc:language>
  </office:meta>
</office:document-meta>
</file>